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3"/>
    <style:style style:name="P3" style:family="paragraph" style:parent-style-name="List_20_Paragraph" style:list-style-name="WWNum4"/>
    <style:style style:name="P4" style:family="paragraph" style:parent-style-name="List_20_Paragraph" style:list-style-name="WWNum5"/>
    <style:style style:name="P5" style:family="paragraph" style:parent-style-name="List_20_Paragraph" style:list-style-name="WWNum6"/>
    <style:style style:name="P6" style:family="paragraph" style:parent-style-name="List_20_Paragraph" style:list-style-name="WWNum7"/>
    <style:style style:name="P7" style:family="paragraph" style:parent-style-name="List_20_Paragraph" style:list-style-name="WWNum8"/>
    <style:style style:name="P8" style:family="paragraph" style:parent-style-name="List_20_Paragraph" style:list-style-name="WWNum9"/>
    <style:style style:name="P9" style:family="paragraph" style:parent-style-name="List_20_Paragraph" style:list-style-name="WWNum9">
      <style:text-properties officeooo:rsid="0014777b" officeooo:paragraph-rsid="0014777b"/>
    </style:style>
    <style:style style:name="P10" style:family="paragraph" style:parent-style-name="List_20_Paragraph" style:list-style-name="WWNum9">
      <style:text-properties officeooo:rsid="001594c8" officeooo:paragraph-rsid="001594c8"/>
    </style:style>
    <style:style style:name="P11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077cf"/>
    </style:style>
    <style:style style:name="T2" style:family="text">
      <style:text-properties officeooo:rsid="0010cb4c"/>
    </style:style>
    <style:style style:name="T3" style:family="text">
      <style:text-properties officeooo:rsid="00119a8b"/>
    </style:style>
    <style:style style:name="T4" style:family="text">
      <style:text-properties officeooo:rsid="00130c4f"/>
    </style:style>
    <style:style style:name="T5" style:family="text">
      <style:text-properties officeooo:rsid="00133567"/>
    </style:style>
    <style:style style:name="T6" style:family="text">
      <style:text-properties officeooo:rsid="001477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Wstęp</text:h>
      <text:h text:style-name="Heading_20_2" text:outline-level="2">Krótki opis projektu: </text:h>
      <text:p text:style-name="Standard">Projekt składa się z 4 głównych modułów – Core, Players, Gui i Pieces. W Core znajduje się większość reguł gry oraz działanie szachownicy, w Pieces pozostałe reguły, dotyczące ruchów bierek. Players chroni informację o graczach a Gui odpowiada za interfejs graficzny. </text:p>
      <text:h text:style-name="Heading_20_2" text:outline-level="2">Podejście do testów:</text:h>
      <text:list xml:id="list7163688092388831117" text:style-name="WWNum2">
        <text:list-item>
          <text:p text:style-name="P1">Podzielić testy na 2 grupy – systemowe i jednostkowe.</text:p>
        </text:list-item>
        <text:list-item>
          <text:p text:style-name="P1">Sprawdzić działanie testów <text:span text:style-name="T1">i dodawać nowe testy po zaimplementowaniu każdego nowego modułu,</text:span></text:p>
        </text:list-item>
        <text:list-item>
          <text:p text:style-name="P1">Opisać wszystkie błędy które nie zostały naprawione oraz wskazać <text:span text:style-name="T1">ich przyczynę,</text:span></text:p>
        </text:list-item>
      </text:list>
      <text:h text:style-name="Heading_20_1" text:outline-level="1">Testy systemowe</text:h>
      <text:h text:style-name="Heading_20_2" text:outline-level="2">Testy funkcjonalne</text:h>
      <text:p text:style-name="Standard">Testy funkcjonalne podzieliliśmy na 2 części:</text:p>
      <text:list xml:id="list6911080562076633280" text:style-name="WWNum3">
        <text:list-item>
          <text:p text:style-name="P2">Testowanie działania gry w szachy.</text:p>
        </text:list-item>
        <text:list-item>
          <text:p text:style-name="P2">Testowanie dostosowywania parametrów gry. </text:p>
        </text:list-item>
      </text:list>
      <text:h text:style-name="Heading_20_3" text:outline-level="3">Testy gry</text:h>
      <text:p text:style-name="Standard">Podstawowe ruchy bierek, np. możliwość przesunięcia bierki poza szachownicę oraz poprawność ruchów każdego typu bierek na szachownicy. </text:p>
      <text:list xml:id="list5275117143371295294" text:style-name="WWNum4">
        <text:list-item>
          <text:p text:style-name="P3">Bardziej zaawansowane reguły, <text:a xlink:type="simple" xlink:href="https://pl.wikipedia.org/wiki/Roszada" text:style-name="Internet_20_link" text:visited-style-name="Visited_20_Internet_20_Link">roszada</text:a> oraz <text:a xlink:type="simple" xlink:href="https://pl.wikipedia.org/wiki/Pion_(szachy)#Bicie_w_przelocie" text:style-name="Internet_20_link" text:visited-style-name="Visited_20_Internet_20_Link">en passant</text:a>. </text:p>
        </text:list-item>
        <text:list-item>
          <text:p text:style-name="P3">Poruszanie bierkami podczas <text:a xlink:type="simple" xlink:href="https://pl.wikipedia.org/wiki/Związanie" text:style-name="Internet_20_link" text:visited-style-name="Visited_20_Internet_20_Link">związania</text:a>.</text:p>
        </text:list-item>
        <text:list-item>
          <text:p text:style-name="P3">Wybór nowej figury po dostaniu <text:span text:style-name="T1">się </text:span>pionu do ostatniego rzędu szachownicy.</text:p>
        </text:list-item>
      </text:list>
      <text:h text:style-name="Heading_20_3" text:outline-level="3">Testy dostosowywania</text:h>
      <text:p text:style-name="Standard">Wizualizacj<text:span text:style-name="T1">i</text:span>:</text:p>
      <text:list xml:id="list6822931971035193823" text:style-name="WWNum5">
        <text:list-item>
          <text:p text:style-name="P4">Poprawność wyboru koloru szachownicy.</text:p>
        </text:list-item>
        <text:list-item>
          <text:p text:style-name="P4">Ustawienie formatu czasowego.</text:p>
        </text:list-item>
      </text:list>
      <text:p text:style-name="Standard">Notacji:</text:p>
      <text:list xml:id="list8680710157025291224" text:style-name="WWNum6">
        <text:list-item>
          <text:p text:style-name="P5">Import/export pozycji w <text:a xlink:type="simple" xlink:href="https://pl.wikipedia.org/wiki/Notacja_Forsytha-Edwardsa" text:style-name="Internet_20_link" text:visited-style-name="Visited_20_Internet_20_Link">notacji FEN</text:a>.</text:p>
        </text:list-item>
        <text:list-item>
          <text:p text:style-name="P5">Import/export gry w <text:a xlink:type="simple" xlink:href="https://pl.wikipedia.org/wiki/Portable_Game_Notation" text:style-name="Internet_20_link" text:visited-style-name="Visited_20_Internet_20_Link">notacji PGN</text:a>.</text:p>
        </text:list-item>
      </text:list>
      <text:p text:style-name="Standard">Boty:</text:p>
      <text:list xml:id="list4035877534939868914" text:style-name="WWNum7">
        <text:list-item>
          <text:p text:style-name="P6">Działanie bota <text:a xlink:type="simple" xlink:href="https://pl.wikipedia.org/wiki/Stockfish_(szachy)" text:style-name="Internet_20_link" text:visited-style-name="Visited_20_Internet_20_Link">Stockfish</text:a> przeciw gracz<text:span text:style-name="T2">owi</text:span>.</text:p>
        </text:list-item>
        <text:list-item>
          <text:p text:style-name="P6">Działanie bota <text:a xlink:type="simple" xlink:href="https://pl.wikipedia.org/wiki/Stockfish_(szachy)" text:style-name="Internet_20_link" text:visited-style-name="Visited_20_Internet_20_Link">Stockfish</text:a> przeciw same<text:span text:style-name="T3">mu</text:span> s<text:span text:style-name="T4">obie</text:span>.</text:p>
        </text:list-item>
      </text:list>
      <text:p text:style-name="List_20_Paragraph"/>
      <text:h text:style-name="Heading_20_2" text:outline-level="2">Testy wydajnościowe</text:h>
      <text:p text:style-name="Standard">Do testowania wydajności użyto różnych „głębokości” bota Stockfish oraz odnalezion<text:span text:style-name="T6">o</text:span> optymalne <text:span text:style-name="T6">wartości</text:span>, w których bot nie zawiesza aplikacj<text:span text:style-name="T5">i</text:span> (1-24 poziom).</text:p>
      <text:h text:style-name="Heading_20_1" text:outline-level="1"><text:soft-page-break/>Testy jednostkowe</text:h>
      <text:p text:style-name="Standard">Ze względów na małą liczność zespołu oraz bardzo rozbudowany system aplikacji <text:span text:style-name="T6">postanowiliśmy</text:span> nie pokrywać 100% kodu testami UT. Zamiast tego testy były napisane do <text:span text:style-name="T6">najbardziej istotnych </text:span>klas i funkcji.</text:p>
      <text:p text:style-name="Standard"><text:span text:style-name="T6">Prze</text:span>testowane były:</text:p>
      <text:list xml:id="list4667726419364649649" text:style-name="WWNum8">
        <text:list-item>
          <text:p text:style-name="P7">PlayerClass, HumanPlayer – poprawne tworzenie obiektu klasy gracza.</text:p>
        </text:list-item>
        <text:list-item>
          <text:p text:style-name="P7">RealMoveTest – sprawdzenie poprawności ruchów bierką.</text:p>
        </text:list-item>
        <text:list-item>
          <text:p text:style-name="P7">ChessPosition, parsePosition(...) – wczytywanie pozycji w notacji FEN.</text:p>
        </text:list-item>
        <text:list-item>
          <text:p text:style-name="P7">Perft – zgodność możliwych ruchów dla podanej głębi.</text:p>
        </text:list-item>
      </text:list>
      <text:h text:style-name="Heading_20_1" text:outline-level="1">Znalezione błędy</text:h>
      <text:list xml:id="list5640260111166936171" text:style-name="WWNum9">
        <text:list-item>
          <text:p text:style-name="P9">Czasami przy wykonywaniu ruchu bierka z poprzedniego ruchu znikała z szachownicy na jedną klatkę; dołożono wszelkich starań, żeby to naprawić, ale jest to niezmiernie ciężko zweryfikować ze względu na trudność odtworzenia tego błędu.</text:p>
        </text:list-item>
        <text:list-item>
          <text:p text:style-name="P8">Przyciski wybory koloru szachownicy mają tekst wybranego koloru na sobie – nie jest on widoczny jeśli nie zaznaczyć jego za pomocą kursora.</text:p>
        </text:list-item>
        <text:list-item>
          <text:p text:style-name="P10">W niektórych przypadkach po wczytaniu partii z PGN ostatni ruch nie był wyróżniony.</text:p>
        </text:list-item>
      </text:list>
      <text:p text:style-name="Standard">Każdy z tych błędów da się rozwiązać w przyszłości po bardziej dokładnym zbadaniu.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Buhaitsov</meta:initial-creator>
    <meta:editing-cycles>9</meta:editing-cycles>
    <meta:creation-date>2022-06-13T01:38:00</meta:creation-date>
    <dc:date>2022-06-13T04:37:17.395000000</dc:date>
    <meta:editing-duration>PT21M1S</meta:editing-duration>
    <meta:generator>LibreOffice/4.3.5.2$Windows_x86 LibreOffice_project/3a87456aaa6a95c63eea1c1b3201acedf0751bd5</meta:generator>
    <meta:document-statistic meta:table-count="0" meta:image-count="0" meta:object-count="0" meta:page-count="2" meta:paragraph-count="41" meta:word-count="355" meta:character-count="2516" meta:non-whitespace-character-count="2211"/>
    <meta:user-defined meta:name="AppVersion">16.0000</meta:user-defined>
    <meta:user-defined meta:name="ContentTypeId">0x010100D5D08C01EECEA247A7A6E81E96A8EE2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